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bold" fo:font-family="Arial" style:font-family-asian="Arial" style:font-family-complex="Arial" fo:background-color="transparent" fo:color="#38761d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bold" fo:font-family="Arial" style:font-family-asian="Arial" style:font-family-complex="Arial" fo:background-color="transparent" fo:color="#38761d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bold" fo:font-family="Arial" style:font-family-asian="Arial" style:font-family-complex="Arial" fo:background-color="transparent" fo:color="#38761d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bold" fo:font-family="Arial" style:font-family-asian="Arial" style:font-family-complex="Arial" fo:background-color="transparent" fo:color="#38761d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50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50.00%" fo:text-align="left"/>
    </style:style>
    <style:style style:name="P7" style:family="paragraph">
      <style:paragraph-properties fo:line-height="115.00%" fo:text-align="left"/>
    </style:style>
  </office:automatic-styles>
  <office:body>
    <office:text>
      <text:p text:style-name="P1"><text:span text:style-name="T1">Leticia Barizza Ilana Gaicia</text:span></text:p>
      <text:p text:style-name="P1"><text:span text:style-name="T2">(16) 992507342</text:span></text:p>
      <text:p text:style-name="P1"><text:span text:style-name="T3"/></text:p>
      <text:p text:style-name="P2"><text:span text:style-name="T4"/></text:p>
      <text:p text:style-name="P2"><text:span text:style-name="T5"/></text:p>
      <text:p text:style-name="P2"><text:span text:style-name="T6">OBJETIVO</text:span></text:p>
      <text:p text:style-name="P2"><text:span text:style-name="T6"/></text:p>
      <text:p text:style-name="P2"><text:span text:style-name="T6">Veterinaria, experiencias na aréa desde criança</text:span><text:span text:style-name="T7"/></text:p>
      <text:p text:style-name="P2"><text:span text:style-name="T7"/></text:p>
      <text:p text:style-name="P2"><text:span text:style-name="T7"/></text:p>
      <text:p text:style-name="P2"><text:span text:style-name="T8">FORMAÇÃO ACADÊMICA</text:span></text:p>
      <text:p text:style-name="P2"><text:span text:style-name="T9">Cid de Oliveira Leite- cursando ensino médio</text:span></text:p>
      <text:p text:style-name="P2"><text:span text:style-name="T9"/></text:p>
      <text:p text:style-name="P2"><text:span text:style-name="T9"/></text:p>
      <text:p text:style-name="P2"><text:span text:style-name="T10">PROJETOS<text:s/></text:span><text:span text:style-name="T11"/></text:p>
      <text:p text:style-name="P2"><text:span text:style-name="T11"/></text:p>
      <text:p text:style-name="P2"><text:span text:style-name="T11">Alura</text:span><text:span text:style-name="T12">. </text:span></text:p>
      <text:p text:style-name="P2"><text:span text:style-name="T12"/></text:p>
      <text:list text:style-name="L3">
        <text:list-item>
          <text:p text:style-name="P3"><text:span text:style-name="T13">TECNOLOGIAS<text:s/></text:span><text:span text:style-name="T14"/></text:p>
        </text:list-item>
        <text:list-item>
          <text:p text:style-name="P3"><text:span text:style-name="T15">github</text:span><text:span text:style-name="T16"/></text:p>
        </text:list-item>
        <text:list-item>
          <text:p text:style-name="P3"><text:span text:style-name="T17">scratch</text:span><text:span text:style-name="T18"/></text:p>
        </text:list-item>
        <text:list-item>
          <text:p text:style-name="P3"><text:span text:style-name="T19">pj5</text:span><text:span text:style-name="T20"/></text:p>
        </text:list-item>
      </text:list>
      <text:p text:style-name="P4"><text:span text:style-name="T21"/></text:p>
      <text:p text:style-name="P4"><text:span text:style-name="T21"/></text:p>
      <text:p text:style-name="P4"><text:span text:style-name="T22">EXPERIÊNCIA PROFISSIONAL</text:span></text:p>
      <text:p text:style-name="P4"><text:span text:style-name="T23">já trabalhei em uma biblioteca </text:span></text:p>
      <text:p text:style-name="P4"><text:span text:style-name="T23"/></text:p>
      <text:p text:style-name="P5"><text:span text:style-name="T24">Na escola Anisio Teixeira</text:span></text:p>
      <text:p text:style-name="P5"><text:span text:style-name="T25">(2022 - 2023)</text:span></text:p>
      <text:p text:style-name="P5"><text:span text:style-name="T26">Cargo:</text:span><text:span text:style-name="T27"><text:s/>bibliotecário</text:span></text:p>
      <text:p text:style-name="P5"><text:span text:style-name="T28">Atividades:</text:span><text:span text:style-name="T29"/></text:p>
      <text:list text:style-name="L6">
        <text:list-item>
          <text:p text:style-name="P6"><text:span text:style-name="T29">Atividade 1: organizar livros</text:span></text:p>
        </text:list-item>
        <text:list-item>
          <text:p text:style-name="P6"><text:span text:style-name="T29">Atividade 2: administrar</text:span></text:p>
        </text:list-item>
      </text:list>
      <text:p text:style-name="P7"><text:span text:style-name="T29"/></text:p>
      <text:p text:style-name="P7"><text:span text:style-name="T30">IDIOMAS</text:span></text:p>
      <text:p text:style-name="P7"><text:span text:style-name="T31">Portugues fluente</text:span></text:p>
      <text:p text:style-name="P7"><text:span text:style-name="T31">inglês básico</text:span></text:p>
      <text:p text:style-name="P7"><text:span text:style-name="T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